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tup fee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part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ts</text:p>
          </table:table-cell>
          <table:table-cell office:value-type="currency" office:currency="USD" office:value="1.45" calcext:value-type="currency">
            <text:p>$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ing</text:p>
          </table:table-cell>
          <table:table-cell table:formula="of:=[.C5]*[.D5]" office:value-type="currency" office:currency="USD" office:value="0.054" calcext:value-type="currency">
            <text:p>$0.05</text:p>
          </table:table-cell>
          <table:table-cell office:value-type="float" office:value="36" calcext:value-type="float">
            <text:p>36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 qty</text:p>
          </table:table-cell>
          <table:table-cell/>
          <table:table-cell office:value-type="string" calcext:value-type="string">
            <text:p>Total cost</text:p>
          </table:table-cell>
          <table:table-cell office:value-type="string" calcext:value-type="string">
            <text:p>Cost/PC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4" calcext:value-type="currency">
            <text:p>$4.00</text:p>
          </table:table-cell>
          <table:table-cell table:style-name="ce1" table:formula="of:=[.B8]+[.B$1]+[.B$2]+[.A8]*SUM([.B$4:.B$5])" office:value-type="currency" office:currency="USD" office:value="24.52" calcext:value-type="currency">
            <text:p>$24.52</text:p>
          </table:table-cell>
          <table:table-cell table:style-name="ce1" table:formula="of:=[.C8]/[.A8]" office:value-type="currency" office:currency="USD" office:value="4.904" calcext:value-type="currency">
            <text:p>$4.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5" calcext:value-type="currency">
            <text:p>$5.00</text:p>
          </table:table-cell>
          <table:table-cell table:style-name="ce1" table:formula="of:=[.B9]+[.B$1]+[.B$2]+[.A9]*SUM([.B$4:.B$5])" office:value-type="currency" office:currency="USD" office:value="33.04" calcext:value-type="currency">
            <text:p>$33.04</text:p>
          </table:table-cell>
          <table:table-cell table:style-name="ce1" table:formula="of:=[.C9]/[.A9]" office:value-type="currency" office:currency="USD" office:value="3.304" calcext:value-type="currency">
            <text:p>$3.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USD" office:value="14.1" calcext:value-type="currency">
            <text:p>$14.10</text:p>
          </table:table-cell>
          <table:table-cell table:style-name="ce1" table:formula="of:=[.B10]+[.B$1]+[.B$2]+[.A10]*SUM([.B$4:.B$5])" office:value-type="currency" office:currency="USD" office:value="49.66" calcext:value-type="currency">
            <text:p>$49.66</text:p>
          </table:table-cell>
          <table:table-cell table:style-name="ce1" table:formula="of:=[.C10]/[.A10]" office:value-type="currency" office:currency="USD" office:value="3.31066666666667" calcext:value-type="currency">
            <text:p>$3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USD" office:value="17.4" calcext:value-type="currency">
            <text:p>$17.40</text:p>
          </table:table-cell>
          <table:table-cell table:style-name="ce1" table:formula="of:=[.B11]+[.B$1]+[.B$2]+[.A11]*SUM([.B$4:.B$5])" office:value-type="currency" office:currency="USD" office:value="60.48" calcext:value-type="currency">
            <text:p>$60.48</text:p>
          </table:table-cell>
          <table:table-cell table:style-name="ce1" table:formula="of:=[.C11]/[.A11]" office:value-type="currency" office:currency="USD" office:value="3.024" calcext:value-type="currency">
            <text:p>$3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USD" office:value="20.8" calcext:value-type="currency">
            <text:p>$20.80</text:p>
          </table:table-cell>
          <table:table-cell table:style-name="ce1" table:formula="of:=[.B12]+[.B$1]+[.B$2]+[.A12]*SUM([.B$4:.B$5])" office:value-type="currency" office:currency="USD" office:value="71.4" calcext:value-type="currency">
            <text:p>$71.40</text:p>
          </table:table-cell>
          <table:table-cell table:style-name="ce1" table:formula="of:=[.C12]/[.A12]" office:value-type="currency" office:currency="USD" office:value="2.856" calcext:value-type="currency">
            <text:p>$2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USD" office:value="24.1" calcext:value-type="currency">
            <text:p>$24.10</text:p>
          </table:table-cell>
          <table:table-cell table:style-name="ce1" table:formula="of:=[.B13]+[.B$1]+[.B$2]+[.A13]*SUM([.B$4:.B$5])" office:value-type="currency" office:currency="USD" office:value="82.22" calcext:value-type="currency">
            <text:p>$82.22</text:p>
          </table:table-cell>
          <table:table-cell table:style-name="ce1" table:formula="of:=[.C13]/[.A13]" office:value-type="currency" office:currency="USD" office:value="2.74066666666667" calcext:value-type="currency">
            <text:p>$2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USD" office:value="36.3" calcext:value-type="currency">
            <text:p>$36.30</text:p>
          </table:table-cell>
          <table:table-cell table:style-name="ce1" table:formula="of:=[.B14]+[.B$1]+[.B$2]+[.A14]*SUM([.B$4:.B$5])" office:value-type="currency" office:currency="USD" office:value="124.5" calcext:value-type="currency">
            <text:p>$124.50</text:p>
          </table:table-cell>
          <table:table-cell table:style-name="ce1" table:formula="of:=[.C14]/[.A14]" office:value-type="currency" office:currency="USD" office:value="2.49" calcext:value-type="currency">
            <text:p>$2.49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00:06.006863281</meta:creation-date>
    <dc:date>2020-02-20T16:09:34.849947910</dc:date>
    <meta:editing-duration>PT9M28S</meta:editing-duration>
    <meta:editing-cycles>2</meta:editing-cycles>
    <meta:generator>LibreOffice/6.2.7.1$Linux_X86_64 LibreOffice_project/23edc44b61b830b7d749943e020e96f5a7df63bf</meta:generator>
    <meta:document-statistic meta:table-count="1" meta:cell-count="41" meta:object-count="0"/>
  </office:meta>
</office:document-meta>
</file>